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37cm"/>
    </style:style>
    <style:style style:name="co3" style:family="table-column">
      <style:table-column-properties fo:break-before="auto" style:column-width="9.379cm"/>
    </style:style>
    <style:style style:name="co4" style:family="table-column">
      <style:table-column-properties fo:break-before="auto" style:column-width="2.891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cc"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ff" fo:wrap-option="wrap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>
        <table:iteration table:status="enable"/>
      </table:calculation-settings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All</text:p>
          </table:table-cell>
          <table:table-cell table:style-name="ce2" office:value-type="string">
            <text:p>Values that were duplicated now removed using an array formula</text:p>
          </table:table-cell>
          <table:table-cell table:style-name="ce3" office:value-type="string">
            <text:p>Values that were duplicated now removed using a standard formula referring to a helper column</text:p>
          </table:table-cell>
          <table:table-cell table:style-name="ce1" office:value-type="string">
            <text:p>Helper column</text:p>
          </table:table-cell>
        </table:table-row>
        <table:table-row table:style-name="ro3">
          <table:table-cell office:value-type="string">
            <text:p>ggg</text:p>
          </table:table-cell>
          <table:table-cell table:number-matrix-columns-spanned="1" table:number-matrix-rows-spanned="1" table:formula="of:=IF(ROW([.B2])-ROW([.B$2])+1&gt;SUM(IF(COUNTIF([.$A$2:.$A$500];[.$A$2:.$A$500])=1;1;0));&quot;&quot;;INDEX([.$A$1:.$A$65536];SMALL(IF(COUNTIF([.$A$2:.$A$500];[.$A$2:.$A$500])=1;ROW([.$A$2:.$A$500]);&quot;&quot;);ROW([.B2])-ROW([.B$2])+1)))" office:value-type="string" office:string-value="hhh">
            <text:p>hhh</text:p>
          </table:table-cell>
          <table:table-cell table:formula="of:=IF(ROW([.C2])-ROW([.C$2])+1&gt;COUNT([.$D$2:.$D$500]);&quot;&quot;;INDEX([.$A$1:.$A$65536];SMALL([.$D$2:.$D$500];ROW([.C2])-ROW([.C$2])+1)))" office:value-type="string" office:string-value="hhh">
            <text:p>hhh</text:p>
          </table:table-cell>
          <table:table-cell table:formula="of:=IF(COUNTIF([.$A$2:.$A$500];[.A2])=1;ROW();&quot;&quot;)">
            <text:p/>
          </table:table-cell>
        </table:table-row>
        <table:table-row table:style-name="ro3">
          <table:table-cell office:value-type="string">
            <text:p>hhh</text:p>
          </table:table-cell>
          <table:table-cell table:number-matrix-columns-spanned="1" table:number-matrix-rows-spanned="1" table:formula="of:=IF(ROW([.B3])-ROW([.B$2])+1&gt;SUM(IF(COUNTIF([.$A$2:.$A$500];[.$A$2:.$A$500])=1;1;0));&quot;&quot;;INDEX([.$A$1:.$A$65536];SMALL(IF(COUNTIF([.$A$2:.$A$500];[.$A$2:.$A$500])=1;ROW([.$A$2:.$A$500]);&quot;&quot;);ROW([.B3])-ROW([.B$2])+1)))" office:value-type="string" office:string-value="ppp">
            <text:p>ppp</text:p>
          </table:table-cell>
          <table:table-cell table:formula="of:=IF(ROW([.C3])-ROW([.C$2])+1&gt;COUNT([.$D$2:.$D$500]);&quot;&quot;;INDEX([.$A$1:.$A$65536];SMALL([.$D$2:.$D$500];ROW([.C3])-ROW([.C$2])+1)))" office:value-type="string" office:string-value="ppp">
            <text:p>ppp</text:p>
          </table:table-cell>
          <table:table-cell table:formula="of:=IF(COUNTIF([.$A$2:.$A$500];[.A3])=1;ROW();&quot;&quot;)" office:value-type="float" office:value="3">
            <text:p>3</text:p>
          </table:table-cell>
        </table:table-row>
        <table:table-row table:style-name="ro3">
          <table:table-cell office:value-type="string">
            <text:p>ppp</text:p>
          </table:table-cell>
          <table:table-cell table:number-matrix-columns-spanned="1" table:number-matrix-rows-spanned="1" table:formula="of:=IF(ROW([.B4])-ROW([.B$2])+1&gt;SUM(IF(COUNTIF([.$A$2:.$A$500];[.$A$2:.$A$500])=1;1;0));&quot;&quot;;INDEX([.$A$1:.$A$65536];SMALL(IF(COUNTIF([.$A$2:.$A$500];[.$A$2:.$A$500])=1;ROW([.$A$2:.$A$500]);&quot;&quot;);ROW([.B4])-ROW([.B$2])+1)))">
            <text:p/>
          </table:table-cell>
          <table:table-cell table:formula="of:=IF(ROW([.C4])-ROW([.C$2])+1&gt;COUNT([.$D$2:.$D$500]);&quot;&quot;;INDEX([.$A$1:.$A$65536];SMALL([.$D$2:.$D$500];ROW([.C4])-ROW([.C$2])+1)))">
            <text:p/>
          </table:table-cell>
          <table:table-cell table:formula="of:=IF(COUNTIF([.$A$2:.$A$500];[.A4])=1;ROW();&quot;&quot;)" office:value-type="float" office:value="4">
            <text:p>4</text:p>
          </table:table-cell>
        </table:table-row>
        <table:table-row table:style-name="ro3">
          <table:table-cell office:value-type="string">
            <text:p>ggg</text:p>
          </table:table-cell>
          <table:table-cell table:number-matrix-columns-spanned="1" table:number-matrix-rows-spanned="1" table:formula="of:=IF(ROW([.B5])-ROW([.B$2])+1&gt;SUM(IF(COUNTIF([.$A$2:.$A$500];[.$A$2:.$A$500])=1;1;0));&quot;&quot;;INDEX([.$A$1:.$A$65536];SMALL(IF(COUNTIF([.$A$2:.$A$500];[.$A$2:.$A$500])=1;ROW([.$A$2:.$A$500]);&quot;&quot;);ROW([.B5])-ROW([.B$2])+1)))">
            <text:p/>
          </table:table-cell>
          <table:table-cell table:formula="of:=IF(ROW([.C5])-ROW([.C$2])+1&gt;COUNT([.$D$2:.$D$500]);&quot;&quot;;INDEX([.$A$1:.$A$65536];SMALL([.$D$2:.$D$500];ROW([.C5])-ROW([.C$2])+1)))">
            <text:p/>
          </table:table-cell>
          <table:table-cell table:formula="of:=IF(COUNTIF([.$A$2:.$A$500];[.A5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6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7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8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9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0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1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2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3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4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5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6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7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8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9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0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1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2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3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4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5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6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7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8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9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0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1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2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3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4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5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6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7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8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9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0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1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2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3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4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5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6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7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8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9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50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51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52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53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54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55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56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57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58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59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60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61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62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63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64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65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66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67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68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69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70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71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72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73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74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75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76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77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78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79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80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81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82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83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84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85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86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87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88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89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90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91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92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93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94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95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96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97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98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99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00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01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02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03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04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05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06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07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08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09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10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11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12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13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14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15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16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17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18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19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20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21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22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23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24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25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26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27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28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29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30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31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32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33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34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35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36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37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38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39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40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41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42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43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44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45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46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47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48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49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50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51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52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53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54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55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56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57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58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59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60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61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62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63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64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65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66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67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68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69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70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71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72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73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74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75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76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77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78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79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80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81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82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83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84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85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86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87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88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89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90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91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92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93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94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95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96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97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98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199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00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01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02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03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04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05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06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07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08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09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10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11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12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13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14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15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16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17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18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19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20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21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22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23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24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25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26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27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28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29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30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31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32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33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34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35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36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37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38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39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40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41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42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43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44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45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46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47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48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49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50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51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52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53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54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55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56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57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58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59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60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61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62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63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64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65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66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67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68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69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70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71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72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73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74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75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76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77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78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79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80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81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82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83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84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85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86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87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88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89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90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91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92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93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94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95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96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97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98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299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00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01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02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03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04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05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06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07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08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09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10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11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12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13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14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15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16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17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18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19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20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21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22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23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24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25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26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27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28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29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30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31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32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33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34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35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36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37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38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39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40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41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42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43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44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45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46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47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48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49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50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51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52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53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54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55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56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57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58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59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60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61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62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63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64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65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66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67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68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69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70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71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72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73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74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75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76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77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78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79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80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81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82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83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84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85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86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87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88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89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90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91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92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93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94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95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96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97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98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399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00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01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02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03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04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05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06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07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08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09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10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11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12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13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14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15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16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17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18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19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20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21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22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23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24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25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26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27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28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29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30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31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32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33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34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35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36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37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38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39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40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41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42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43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44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45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46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47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48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49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50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51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52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53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54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55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56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57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58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59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60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61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62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63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64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65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66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67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68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69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70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71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72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73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74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75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76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77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78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79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80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81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82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83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84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85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86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87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88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89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90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91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92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93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94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95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96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97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98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499])=1;ROW();&quot;&quot;)">
            <text:p/>
          </table:table-cell>
        </table:table-row>
        <table:table-row table:style-name="ro3">
          <table:table-cell/>
          <table:table-cell table:number-columns-repeated="2"/>
          <table:table-cell table:formula="of:=IF(COUNTIF([.$A$2:.$A$500];[.A500])=1;ROW();&quot;&quot;)">
            <text:p/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>
        <table:named-range table:name="List" table:base-cell-address="$Sheet1.$F$2" table:cell-range-address="$Sheet1.$A$2:.$A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4">24/08/2011</text:date>, <text:time>15:4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en johnson</meta:initial-creator>
    <meta:creation-date>2011-08-18T16:05:32.52</meta:creation-date>
    <dc:date>2011-08-24T15:43:28.72</dc:date>
    <dc:creator>ken johnson</dc:creator>
    <meta:editing-duration>P1DT4H35M24S</meta:editing-duration>
    <meta:editing-cycles>5</meta:editing-cycles>
    <meta:generator>OpenOffice.org/3.3$Win32 OpenOffice.org_project/330m17$Build-9551</meta:generator>
    <meta:document-statistic meta:table-count="3" meta:cell-count="1010" meta:object-count="0"/>
  </office:meta>
</office:document-meta>
</file>